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7000003815A73EEC9A81361E9.png" manifest:media-type="image/png"/>
  <manifest:file-entry manifest:full-path="Pictures/10000001000004B90000007B00F3F746BF5887FE.png" manifest:media-type="image/png"/>
  <manifest:file-entry manifest:full-path="Pictures/10000001000004B50000025B2048A8986A02C351.png" manifest:media-type="image/png"/>
  <manifest:file-entry manifest:full-path="Pictures/10000001000004B80000040E3E0CABE838A39A18.png" manifest:media-type="image/png"/>
  <manifest:file-entry manifest:full-path="Pictures/100000010000042F000000FF760A0D7368E4715C.png" manifest:media-type="image/png"/>
  <manifest:file-entry manifest:full-path="Pictures/10000001000004A3000003F7932499C956241435.png" manifest:media-type="image/png"/>
  <manifest:file-entry manifest:full-path="Pictures/10000001000004C8000004112D7FAB6D3DAA64AB.png" manifest:media-type="image/png"/>
  <manifest:file-entry manifest:full-path="Pictures/10000001000004AD0000029E69AC16EA5626E66C.png" manifest:media-type="image/png"/>
  <manifest:file-entry manifest:full-path="Pictures/10000001000004B800000216D6DA1B01567F7EF3.png" manifest:media-type="image/png"/>
  <manifest:file-entry manifest:full-path="Pictures/100000010000046B0000013646894C3DA4EB1CA7.png" manifest:media-type="image/png"/>
  <manifest:file-entry manifest:full-path="Pictures/10000001000004B2000002E337D42663AAF92E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6.9252in" svg:height="4.2571in" draw:z-index="0"><draw:image xlink:href="Pictures/10000001000004B2000002E337D42663AAF92EE3.png" xlink:type="simple" xlink:show="embed" xlink:actuate="onLoad" draw:mime-type="image/png"/></draw:frame></text:p>
      <text:p text:style-name="Standard"><draw:frame draw:style-name="fr1" draw:name="Image2" text:anchor-type="as-char" svg:width="6.9252in" svg:height="1.898in" draw:z-index="1"><draw:image xlink:href="Pictures/100000010000046B0000013646894C3DA4EB1CA7.png" xlink:type="simple" xlink:show="embed" xlink:actuate="onLoad" draw:mime-type="image/png"/></draw:frame></text:p>
      <text:p text:style-name="Standard"/>
      <text:p text:style-name="Standard"><text:soft-page-break/><draw:frame draw:style-name="fr1" draw:name="Image3" text:anchor-type="as-char" svg:width="6.9252in" svg:height="3.8756in" draw:z-index="2"><draw:image xlink:href="Pictures/10000001000004AD0000029E69AC16EA5626E66C.png" xlink:type="simple" xlink:show="embed" xlink:actuate="onLoad" draw:mime-type="image/png"/></draw:frame></text:p>
      <text:p text:style-name="Standard"/>
      <text:p text:style-name="Standard"><text:soft-page-break/><draw:frame draw:style-name="fr1" draw:name="Image4" text:anchor-type="as-char" svg:width="6.9252in" svg:height="5.8898in" draw:z-index="3"><draw:image xlink:href="Pictures/10000001000004C8000004112D7FAB6D3DAA64AB.png" xlink:type="simple" xlink:show="embed" xlink:actuate="onLoad" draw:mime-type="image/png"/></draw:frame></text:p>
      <text:p text:style-name="Standard"/>
      <text:p text:style-name="Standard"><text:soft-page-break/><draw:frame draw:style-name="fr1" draw:name="Image5" text:anchor-type="as-char" svg:width="6.9252in" svg:height="5.9217in" draw:z-index="4"><draw:image xlink:href="Pictures/10000001000004A3000003F7932499C956241435.png" xlink:type="simple" xlink:show="embed" xlink:actuate="onLoad" draw:mime-type="image/png"/></draw:frame></text:p>
      <text:p text:style-name="Standard"><draw:frame draw:style-name="fr1" draw:name="Image6" text:anchor-type="as-char" svg:width="6.9252in" svg:height="1.6484in" draw:z-index="5"><draw:image xlink:href="Pictures/100000010000042F000000FF760A0D7368E4715C.png" xlink:type="simple" xlink:show="embed" xlink:actuate="onLoad" draw:mime-type="image/png"/></draw:frame></text:p>
      <text:p text:style-name="Standard"/>
      <text:p text:style-name="Standard"><text:soft-page-break/><draw:frame draw:style-name="fr1" draw:name="Image7" text:anchor-type="as-char" svg:width="6.9252in" svg:height="5.95in" draw:z-index="6"><draw:image xlink:href="Pictures/10000001000004B80000040E3E0CABE838A39A18.png" xlink:type="simple" xlink:show="embed" xlink:actuate="onLoad" draw:mime-type="image/png"/></draw:frame></text:p>
      <text:p text:style-name="Standard"/>
      <text:p text:style-name="Standard"><text:soft-page-break/><draw:frame draw:style-name="fr1" draw:name="Image8" text:anchor-type="as-char" svg:width="6.9252in" svg:height="3.4654in" draw:z-index="7"><draw:image xlink:href="Pictures/10000001000004B50000025B2048A8986A02C351.png" xlink:type="simple" xlink:show="embed" xlink:actuate="onLoad" draw:mime-type="image/png"/></draw:frame></text:p>
      <text:p text:style-name="Standard"/>
      <text:p text:style-name="Standard"/>
      <text:p text:style-name="P1"><draw:frame draw:style-name="fr1" draw:name="Image9" text:anchor-type="as-char" svg:width="6.9252in" svg:height="0.7043in" draw:z-index="8"><draw:image xlink:href="Pictures/10000001000004B90000007B00F3F746BF5887FE.png" xlink:type="simple" xlink:show="embed" xlink:actuate="onLoad" draw:mime-type="image/png"/></draw:frame></text:p>
      <text:p text:style-name="Standard"><draw:frame draw:style-name="fr1" draw:name="Image10" text:anchor-type="as-char" svg:width="6.9252in" svg:height="5.511in" draw:z-index="9"><draw:image xlink:href="Pictures/1000000100000467000003815A73EEC9A81361E9.png" xlink:type="simple" xlink:show="embed" xlink:actuate="onLoad" draw:mime-type="image/png"/></draw:frame></text:p>
      <text:p text:style-name="Standard"/>
      <text:p text:style-name="Standard"><text:soft-page-break/><draw:frame draw:style-name="fr1" draw:name="Image11" text:anchor-type="as-char" svg:width="6.9252in" svg:height="3.061in" draw:z-index="10"><draw:image xlink:href="Pictures/10000001000004B800000216D6DA1B01567F7E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5:55:40.431258526</meta:creation-date>
    <dc:date>2024-09-05T16:13:39.866777911</dc:date>
    <meta:editing-duration>PT17M59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8" meta:paragraph-count="11" meta:word-count="0" meta:character-count="0" meta:non-whitespace-character-count="0"/>
  </office:meta>
</office:document-meta>
</file>